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dddddd" draw:textarea-horizontal-align="justify" draw:textarea-vertical-align="middle" draw:auto-grow-height="false" fo:min-height="0.385cm" fo:min-width="0.452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dddddd" draw:textarea-horizontal-align="justify" draw:textarea-vertical-align="middle" draw:auto-grow-height="false" fo:min-height="0.351cm" fo:min-width="0.418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dddddd" draw:textarea-horizontal-align="justify" draw:textarea-vertical-align="middle" draw:auto-grow-height="false" fo:min-height="0.351cm" fo:min-width="0.421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81aca6" draw:textarea-horizontal-align="justify" draw:textarea-vertical-align="middle" draw:auto-grow-height="false" fo:min-height="0.351cm" fo:min-width="0.418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81aca6" draw:textarea-horizontal-align="justify" draw:textarea-vertical-align="middle" draw:auto-grow-height="false" fo:min-height="0.351cm" fo:min-width="0.421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e8f2a1" draw:textarea-horizontal-align="justify" draw:textarea-vertical-align="middle" draw:auto-grow-height="false" fo:min-height="0.351cm" fo:min-width="0.418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bottom" draw:auto-grow-height="false" fo:min-height="7.971cm" fo:min-width="0.418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bottom" draw:auto-grow-height="false" fo:min-height="6.701cm" fo:min-width="0.418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bottom" draw:auto-grow-height="false" fo:min-height="5.431cm" fo:min-width="0.418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bottom" draw:auto-grow-height="false" fo:min-height="4.161cm" fo:min-width="0.418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bottom" draw:auto-grow-height="false" fo:min-height="2.891cm" fo:min-width="0.418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bottom" draw:auto-grow-height="false" fo:min-height="1.621cm" fo:min-width="0.418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bottom" draw:auto-grow-height="false" fo:min-height="1.621cm" fo:min-width="0.421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bottom" draw:auto-grow-height="false" fo:min-height="0.351cm" fo:min-width="0.418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/>
      <style:text-properties style:font-name="Ubuntu" fo:font-size="10pt" fo:font-weight="bold" style:font-size-asian="12pt" style:font-size-complex="12pt"/>
    </style:style>
    <style:style style:name="P2" style:family="paragraph">
      <loext:graphic-properties draw:fill="solid" draw:fill-color="#dddddd"/>
      <style:paragraph-properties fo:text-align="center"/>
      <style:text-properties style:font-name="Ubuntu" fo:font-size="10pt" fo:font-weight="bold" style:font-size-asian="12pt" style:font-size-complex="12pt"/>
    </style:style>
    <style:style style:name="P3" style:family="paragraph">
      <loext:graphic-properties draw:fill="solid" draw:fill-color="#81aca6"/>
      <style:paragraph-properties fo:text-align="center"/>
      <style:text-properties style:font-name="Ubuntu" fo:font-size="10pt" fo:font-weight="bold" style:font-size-asian="12pt" style:font-size-complex="12pt"/>
    </style:style>
    <style:style style:name="P4" style:family="paragraph">
      <loext:graphic-properties draw:fill="solid" draw:fill-color="#e8f2a1"/>
      <style:paragraph-properties fo:text-align="center"/>
      <style:text-properties style:font-name="Ubuntu" fo:font-size="10pt" fo:font-weight="bold" style:font-size-asian="12pt" style:font-size-complex="12pt"/>
    </style:style>
    <style:style style:name="P5" style:family="paragraph">
      <loext:graphic-properties draw:fill="solid" draw:fill-color="#000000"/>
      <style:paragraph-properties fo:text-align="center"/>
      <style:text-properties style:font-name="Ubuntu" fo:font-size="10pt" fo:font-weight="bold" style:font-size-asian="12pt" style:font-size-complex="12pt"/>
    </style:style>
    <style:style style:name="T1" style:family="text">
      <style:text-properties style:font-name="Ubuntu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952cm" svg:height="0.635cm" svg:x="2.905cm" svg:y="1.63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3.857cm" svg:y="1.635cm">
          <text:p text:style-name="P1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4.809cm" svg:y="1.635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5.761cm" svg:y="1.635cm">
          <text:p text:style-name="P1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6.714cm" svg:y="1.635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7.666cm" svg:y="1.63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8.618cm" svg:y="1.635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9.57cm" svg:y="1.635cm">
          <text:p text:style-name="P1"><text:span text:style-name="T1">9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0.524cm" svg:y="1.63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1.476cm" svg:y="1.63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2.428cm" svg:y="1.63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3.38cm" svg:y="1.63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4.333cm" svg:y="1.63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5.285cm" svg:y="1.63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6.237cm" svg:y="1.63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5cm" svg:height="0.635cm" svg:x="17.189cm" svg:y="1.635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2.59cm" svg:y="2.90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3.542cm" svg:y="2.905cm">
          <text:p text:style-name="P1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4.494cm" svg:y="2.905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5.446cm" svg:y="2.905cm">
          <text:p text:style-name="P1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6.399cm" svg:y="2.905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7.351cm" svg:y="2.90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8.303cm" svg:y="2.905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9.255cm" svg:y="2.905cm">
          <text:p text:style-name="P1"><text:span text:style-name="T1">9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0.842cm" svg:y="2.90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1.794cm" svg:y="2.90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2.746cm" svg:y="2.90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3.698cm" svg:y="2.90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4.651cm" svg:y="2.90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5.603cm" svg:y="2.90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6.555cm" svg:y="2.90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5cm" svg:height="0.635cm" svg:x="17.507cm" svg:y="2.905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.954cm" svg:y="4.17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2.906cm" svg:y="4.175cm">
          <text:p text:style-name="P1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3.858cm" svg:y="4.175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4.81cm" svg:y="4.175cm">
          <text:p text:style-name="P1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6.399cm" svg:y="4.175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7.351cm" svg:y="4.17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8.303cm" svg:y="4.175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9.255cm" svg:y="4.175cm">
          <text:p text:style-name="P1"><text:span text:style-name="T1">9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0.844cm" svg:y="4.17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1.796cm" svg:y="4.17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2.748cm" svg:y="4.17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3.7cm" svg:y="4.17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4.97cm" svg:y="4.17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5.922cm" svg:y="4.17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6.874cm" svg:y="4.17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5cm" svg:height="0.635cm" svg:x="17.826cm" svg:y="4.175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.318cm" svg:y="5.44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2.27cm" svg:y="5.445cm">
          <text:p text:style-name="P1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3.54cm" svg:y="5.445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4.492cm" svg:y="5.445cm">
          <text:p text:style-name="P1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6.081cm" svg:y="5.445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7.033cm" svg:y="5.44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8.301cm" svg:y="5.445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9.253cm" svg:y="5.445cm">
          <text:p text:style-name="P1"><text:span text:style-name="T1">9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0.842cm" svg:y="5.44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1.794cm" svg:y="5.44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3.064cm" svg:y="5.44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4.016cm" svg:y="5.44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5.286cm" svg:y="5.44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6.238cm" svg:y="5.44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7.508cm" svg:y="5.44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5cm" svg:height="0.635cm" svg:x="18.46cm" svg:y="5.445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0.365cm" svg:y="6.71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.635cm" svg:y="6.715cm">
          <text:p text:style-name="P1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2.905cm" svg:y="6.715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4.176cm" svg:y="6.715cm">
          <text:p text:style-name="P1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5.445cm" svg:y="6.715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6.717cm" svg:y="6.71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7.985cm" svg:y="6.715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9.255cm" svg:y="6.715cm">
          <text:p text:style-name="P1"><text:span text:style-name="T1">9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0.842cm" svg:y="6.71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2.111cm" svg:y="6.71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3.381cm" svg:y="6.71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4.601cm" svg:y="6.71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5.871cm" svg:y="6.71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7.19cm" svg:y="6.71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8.46cm" svg:y="6.71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5cm" svg:height="0.635cm" svg:x="19.73cm" svg:y="6.715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.635cm" svg:y="7.98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2.587cm" svg:y="7.985cm">
          <text:p text:style-name="P1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3.857cm" svg:y="7.985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4.809cm" svg:y="7.985cm">
          <text:p text:style-name="P1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7.032cm" svg:y="7.985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6.08cm" svg:y="7.98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8.302cm" svg:y="7.985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9.255cm" svg:y="7.985cm">
          <text:p text:style-name="P1"><text:span text:style-name="T1">9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0.843cm" svg:y="7.98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1.795cm" svg:y="7.98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3.065cm" svg:y="7.98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4.018cm" svg:y="7.98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6.24cm" svg:y="7.98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5.288cm" svg:y="7.98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8.462cm" svg:y="7.98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5cm" svg:height="0.635cm" svg:x="17.507cm" svg:y="7.985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2.27cm" svg:y="9.25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4.176cm" svg:y="9.255cm">
          <text:p text:style-name="P1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3.223cm" svg:y="9.255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5.128cm" svg:y="9.255cm">
          <text:p text:style-name="P1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8.303cm" svg:y="9.255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7.35cm" svg:y="9.25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6.398cm" svg:y="9.255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9.256cm" svg:y="9.255cm">
          <text:p text:style-name="P1"><text:span text:style-name="T1">9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0.842cm" svg:y="9.2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3.7cm" svg:y="9.25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1.795cm" svg:y="9.25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2.748cm" svg:y="9.25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5.923cm" svg:y="9.25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4.97cm" svg:y="9.25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7.828cm" svg:y="9.25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5cm" svg:height="0.635cm" svg:x="16.872cm" svg:y="9.255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3.54cm" svg:y="10.207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7.35cm" svg:y="10.207cm">
          <text:p text:style-name="P1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4.492cm" svg:y="10.207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8.303cm" svg:y="10.207cm">
          <text:p text:style-name="P1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6.398cm" svg:y="10.207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5.445cm" svg:y="10.207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2.587cm" svg:y="10.207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9.255cm" svg:y="10.207cm">
          <text:p text:style-name="P1"><text:span text:style-name="T1">9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0.842cm" svg:y="10.20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5.605cm" svg:y="10.207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1.795cm" svg:y="10.20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4.652cm" svg:y="10.207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3.7cm" svg:y="10.207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2.747cm" svg:y="10.20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7.51cm" svg:y="10.207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5cm" svg:height="0.635cm" svg:x="16.557cm" svg:y="10.207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2cm" svg:height="0.635cm" svg:x="8.62cm" svg:y="11.477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2cm" svg:height="0.635cm" svg:x="15.287cm" svg:y="11.477cm">
          <text:p text:style-name="P1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2cm" svg:height="0.635cm" svg:x="10.525cm" svg:y="11.477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2cm" svg:height="0.635cm" svg:x="16.24cm" svg:y="11.477cm">
          <text:p text:style-name="P1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2cm" svg:height="0.635cm" svg:x="12.43cm" svg:y="11.477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2cm" svg:height="0.635cm" svg:x="11.478cm" svg:y="11.477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2cm" svg:height="0.635cm" svg:x="7.667cm" svg:y="11.477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2cm" svg:height="0.635cm" svg:x="17.193cm" svg:y="11.477cm">
          <text:p text:style-name="P1"><text:span text:style-name="T1">9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2cm" svg:height="0.635cm" svg:x="2.905cm" svg:y="11.47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2cm" svg:height="0.635cm" svg:x="9.573cm" svg:y="11.477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2cm" svg:height="0.635cm" svg:x="3.858cm" svg:y="11.47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2cm" svg:height="0.635cm" svg:x="6.715cm" svg:y="11.477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2cm" svg:height="0.635cm" svg:x="5.762cm" svg:y="11.477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2cm" svg:height="0.635cm" svg:x="4.81cm" svg:y="11.47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2cm" svg:height="0.635cm" svg:x="14.335cm" svg:y="11.477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55cm" svg:height="0.635cm" svg:x="13.38cm" svg:y="11.477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6" draw:text-style-name="P4" draw:layer="layout" svg:width="0.952cm" svg:height="0.635cm" svg:x="2.905cm" svg:y="1.63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3.857cm" svg:y="1.635cm">
          <text:p text:style-name="P1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4.809cm" svg:y="1.635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5.761cm" svg:y="1.635cm">
          <text:p text:style-name="P1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6.714cm" svg:y="1.635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7.666cm" svg:y="1.63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8.618cm" svg:y="1.635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9.57cm" svg:y="1.635cm">
          <text:p text:style-name="P1"><text:span text:style-name="T1">9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0.524cm" svg:y="1.63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1.476cm" svg:y="1.63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2.428cm" svg:y="1.63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3.38cm" svg:y="1.63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4.333cm" svg:y="1.63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5.285cm" svg:y="1.63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6.237cm" svg:y="1.63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5cm" svg:height="0.635cm" svg:x="17.189cm" svg:y="1.635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952cm" svg:height="8.255cm" svg:x="8.62cm" svg:y="2.90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952cm" svg:height="0.635cm" svg:x="9.57cm" svg:y="2.905cm">
          <text:p text:style-name="P1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0.522cm" svg:y="2.905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1.475cm" svg:y="2.905cm">
          <text:p text:style-name="P1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2.427cm" svg:y="2.905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3.38cm" svg:y="2.90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952cm" svg:height="0.635cm" svg:x="2.905cm" svg:y="2.905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4.332cm" svg:y="2.905cm">
          <text:p text:style-name="P1"><text:span text:style-name="T1">9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3.858cm" svg:y="2.90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5.285cm" svg:y="2.90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4.81cm" svg:y="2.90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5.762cm" svg:y="2.90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6.715cm" svg:y="2.90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7.667cm" svg:y="2.90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6.238cm" svg:y="2.90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5cm" svg:height="0.635cm" svg:x="17.19cm" svg:y="2.905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952cm" svg:height="6.985cm" svg:x="7.668cm" svg:y="4.175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952cm" svg:height="0.635cm" svg:x="2.905cm" svg:y="4.17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3.858cm" svg:y="4.17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4.81cm" svg:y="4.17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5.763cm" svg:y="4.17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6.715cm" svg:y="4.17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952cm" svg:height="6.985cm" svg:x="15.287cm" svg:y="4.175cm">
          <text:p text:style-name="P1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952cm" svg:height="0.635cm" svg:x="9.573cm" svg:y="4.175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6.241cm" svg:y="4.175cm">
          <text:p text:style-name="P1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0.525cm" svg:y="4.175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1.477cm" svg:y="4.17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7.193cm" svg:y="4.175cm">
          <text:p text:style-name="P1"><text:span text:style-name="T1">9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2.43cm" svg:y="4.17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3.382cm" svg:y="4.17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5cm" svg:height="0.635cm" svg:x="14.332cm" svg:y="4.175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52cm" svg:height="5.715cm" svg:x="2.905cm" svg:y="5.44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952cm" svg:height="0.635cm" svg:x="3.858cm" svg:y="5.44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4.81cm" svg:y="5.44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5.763cm" svg:y="5.44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6.715cm" svg:y="5.44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52cm" svg:height="5.715cm" svg:x="10.525cm" svg:y="5.445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952cm" svg:height="0.635cm" svg:x="11.477cm" svg:y="5.445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2.429cm" svg:y="5.44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9.573cm" svg:y="5.44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3.382cm" svg:y="5.44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5cm" svg:height="0.635cm" svg:x="14.332cm" svg:y="5.445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52cm" svg:height="5.715cm" svg:x="16.241cm" svg:y="5.445cm">
          <text:p text:style-name="P1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7.193cm" svg:y="5.445cm">
          <text:p text:style-name="P1"><text:span text:style-name="T1">92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952cm" svg:height="4.445cm" svg:x="3.857cm" svg:y="6.71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952cm" svg:height="0.635cm" svg:x="4.809cm" svg:y="6.71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5.762cm" svg:y="6.71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6.714cm" svg:y="6.71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952cm" svg:height="4.445cm" svg:x="9.572cm" svg:y="6.71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952cm" svg:height="4.445cm" svg:x="12.43cm" svg:y="6.715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11.477cm" svg:y="6.71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952cm" svg:height="0.635cm" svg:x="13.382cm" svg:y="6.71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5cm" svg:height="0.635cm" svg:x="14.332cm" svg:y="6.715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952cm" svg:height="4.445cm" svg:x="17.192cm" svg:y="6.715cm">
          <text:p text:style-name="P1"><text:span text:style-name="T1">92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952cm" svg:height="3.175cm" svg:x="6.715cm" svg:y="7.98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952cm" svg:height="0.635cm" svg:x="4.811cm" svg:y="7.98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5.763cm" svg:y="7.98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952cm" svg:height="3.175cm" svg:x="11.478cm" svg:y="7.98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952cm" svg:height="3.175cm" svg:x="14.335cm" svg:y="7.98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5cm" svg:height="0.635cm" svg:x="13.38cm" svg:y="7.985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952cm" svg:height="1.905cm" svg:x="5.762cm" svg:y="9.25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635cm" svg:x="4.81cm" svg:y="9.25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955cm" svg:height="1.905cm" svg:x="13.38cm" svg:y="9.255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952cm" svg:height="0.635cm" svg:x="4.81cm" svg:y="10.52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09:11:28.665439119</meta:creation-date>
    <dc:date>2024-09-24T09:40:32.338111958</dc:date>
    <meta:editing-duration>PT29M4S</meta:editing-duration>
    <meta:editing-cycles>1</meta:editing-cycles>
    <meta:document-statistic meta:object-count="224"/>
    <meta:generator>LibreOffice/7.5.9.2$Linux_X86_64 LibreOffice_project/50$Build-2</meta:generator>
  </office:meta>
</office:document-meta>
</file>